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ategoria</text:p>
          </table:table-cell>
          <table:table-cell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emporal</text:p>
          </table:table-cell>
          <table:table-cell office:value-type="string" calcext:value-type="string">
            <text:p>De dia; De noite; Amanhã; Hoje; Véspera; Feriado; Fim de semana; Acontecendo hoje; Acontecendo agora; Nos próximos 3 dias; Neste fim de semana; Próximo sábado; Próximo domingo; Pôr do sol; Depois das 23h; Antes do almoço; Depois do trabalho; Madrugada; Fim de tarde; A partir das 20h; Até meia-noite; Semana que vem; Próximo feriado; Noite inteira; Turno da manhã; Turno da tarde; Evento</text:p>
          </table:table-cell>
        </table:table-row>
        <table:table-row table:style-name="ro2">
          <table:table-cell office:value-type="string" calcext:value-type="string">
            <text:p>Estilo</text:p>
          </table:table-cell>
          <table:table-cell office:value-type="string" calcext:value-type="string">
            <text:p>Open bar; Open food; Festa temática; Festa de rua; Feira de rua; Bloco de rua; Rolezinho; Luau; Microlive; Show acústico; DJ; DJ set; Karaokê; Quiz; Stand-up; Jam session; Casa de festa; Festa na piscina; Pool party; Rooftop; Terraco; Disco; Flash party; After party; Sunset; Weekender; Festival; Rave; Festa; Electro jam; Festa colaborativa; Festa retrô; Live DJ battle</text:p>
          </table:table-cell>
        </table:table-row>
        <table:table-row table:style-name="ro2">
          <table:table-cell office:value-type="string" calcext:value-type="string">
            <text:p>Cultura</text:p>
          </table:table-cell>
          <table:table-cell office:value-type="string" calcext:value-type="string">
            <text:p>Exposição; Expo pop-up; Galeria; Cinema; Cinema ao ar livre; Sarau; Poesia; Contação de histórias; Workshop; Performance; Live painting; Batalha; Campeonato; Feira; Feirinha; Feira de rua; Mostra; Mostra audiovisual; Intervenção urbana; Instalação; Instalação imersiva; Cine; Clube do livro; Arte digital; Teatro; Teatro de rua; Roda de leitura; Oficina; Oficina criativa</text:p>
          </table:table-cell>
        </table:table-row>
        <table:table-row table:style-name="ro2">
          <table:table-cell office:value-type="string" calcext:value-type="string">
            <text:p>Gastronomia</text:p>
          </table:table-cell>
          <table:table-cell office:value-type="string" calcext:value-type="string">
            <text:p>Food truck; Praça de alimentação; Degustação; Combo; Petisco; Artesanal; Cozinha de rua; Bar; Pop-up bar; Cerveja; Cerveja artesanal; Chopp; Drink; Drink exclusivo; Mixologia; Cocktail; Rodízio; Rodízio de drinks; Vinho; Degustação; Café; Café especial; Brunch; Brunch coletivo; Feira gastronômica; Churrasco; Churras gourmet; Mesa compartilhada; Piquenique; Festival; Festival de sabores; Menu experimental; Noite de tapas; Doces; Doces artesanais; Bar itinerante</text:p>
          </table:table-cell>
        </table:table-row>
        <table:table-row table:style-name="ro2">
          <table:table-cell office:value-type="string" calcext:value-type="string">
            <text:p>Música</text:p>
          </table:table-cell>
          <table:table-cell office:value-type="string" calcext:value-type="string">
            <text:p>Ao vivo; Música ao vivo; Banda; Banda cover; Acústico; MPB acústica; Samba; Samba de raiz; Rock; Pop; Funk; Funk carioca; Pagode de mesa; Eletrônica; House; Techno; Pagode; Indie; Jazz; Chorinho; Trap; Reggae; Afrobeat; Hip-hop; Sertanejo; Violino; Guitarra; Groove</text:p>
          </table:table-cell>
        </table:table-row>
        <table:table-row table:style-name="ro2">
          <table:table-cell office:value-type="string" calcext:value-type="string">
            <text:p>Ambiente</text:p>
          </table:table-cell>
          <table:table-cell office:value-type="string" calcext:value-type="string">
            <text:p>Ao ar livre; Pé na areia; Vista para o mar; Rooftop; Jardim; Pátio; Jardim suspenso; Pátio interno; Mezanino; Subsolo; Iluminação natural; Decoração temática; Lounge; Dance floor; Palco; Palco improvisado; Varanda; Cabana; Porão; Deck; Tenda; Galpão; Instagramável; Cenário instagramável; Ambiente sensorial; VIP; Área VIP</text:p>
          </table:table-cell>
        </table:table-row>
        <table:table-row table:style-name="ro2">
          <table:table-cell office:value-type="string" calcext:value-type="string">
            <text:p>Perks</text:p>
          </table:table-cell>
          <table:table-cell office:value-type="string" calcext:value-type="string">
            <text:p>Entrada franca; Lista VIP; Desconto; Desconto antecipado; Happy Hour; Happy hour extendido; Open bar; Open bar limitado; Primeira bebida grátis; Cashback; Estacionamento; Estacionamento grátis; Pet friendly; Acessível; Banheiro unissex; Wi-Fi; Bingo; Água grátis; Fila rápida; Copo reutilizável; Área climatizada; Cashless; Brinde</text:p>
          </table:table-cell>
        </table:table-row>
        <table:table-row table:style-name="ro2">
          <table:table-cell office:value-type="string" calcext:value-type="string">
            <text:p>Público</text:p>
          </table:table-cell>
          <table:table-cell office:value-type="string" calcext:value-type="string">
            <text:p>Grupos; Para casais; Para solteiros; Grupos de amigos; After work; Universitários; LGBTQ+; Adulto; Infantil; Sem filhos; Criativo; Nômade digital; Família; Turistas; Público; Público alternativo; Público premium; Fitness; Gamer; Moradores locais</text:p>
          </table:table-cell>
        </table:table-row>
        <table:table-row table:style-name="ro2">
          <table:table-cell office:value-type="string" calcext:value-type="string">
            <text:p>Vibe</text:p>
          </table:table-cell>
          <table:table-cell office:value-type="string" calcext:value-type="string">
            <text:p>Descontraído; Alto astral; Intimista; Animado; Brega; Vintage; Urbano; Tropical; Épico; Surpreendente; Inesperado; Instagramável; Minimalista; Misterioso; Futurista; Orgânico; Excêntrico; Brilhante; Imersivo; Relaxado; Ritualístico; Sensorial; Acolhedor</text:p>
          </table:table-cell>
        </table:table-row>
        <table:table-row table:style-name="ro2">
          <table:table-cell office:value-type="string" calcext:value-type="string">
            <text:p>Promoções</text:p>
          </table:table-cell>
          <table:table-cell office:value-type="string" calcext:value-type="string">
            <text:p>Pague 1 leve 2; Happy Hour em dobro; Desconto surpresa; Promoção; Promoção relâmpago; Combo; Combo festa; Entrada gratuita; Primeira rodada grátis; Desconto antecipado; Lista VIP aberta; Brinde exclusivo; Dose dupla; Cashback progressivo; Cupom para próxima edição; Upgrade grátis; Promo válida até meia-noite; Drink em dobro; Rodada de shots; Sorteio no evento; Brindes temáticos; Metade do preço; Combo amig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1T18:03:07.375000000</meta:creation-date>
    <dc:date>2025-12-01T18:05:01.569000000</dc:date>
    <meta:editing-duration>PT1M54S</meta:editing-duration>
    <meta:editing-cycles>1</meta:editing-cycles>
    <meta:document-statistic meta:table-count="1" meta:cell-count="22" meta:object-count="0"/>
    <meta:generator>LibreOffice/7.2.5.2$Windows_X86_64 LibreOffice_project/499f9727c189e6ef3471021d6132d4c694f357e5</meta:generator>
    <meta:user-defined meta:name=""/>
  </office:meta>
</office:document-meta>
</file>